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d57d" officeooo:paragraph-rsid="000ed57d"/>
    </style:style>
    <style:style style:name="P2" style:family="paragraph" style:parent-style-name="Standard">
      <style:text-properties style:text-underline-style="solid" style:text-underline-width="auto" style:text-underline-color="font-color" officeooo:rsid="000ed57d" officeooo:paragraph-rsid="000ed57d"/>
    </style:style>
    <style:style style:name="P3" style:family="paragraph" style:parent-style-name="Standard">
      <style:text-properties style:text-underline-style="solid" style:text-underline-width="auto" style:text-underline-color="font-color" officeooo:rsid="000fe6cc" officeooo:paragraph-rsid="000fe6cc"/>
    </style:style>
    <style:style style:name="P4" style:family="paragraph" style:parent-style-name="Standard">
      <style:text-properties style:text-underline-style="none" officeooo:rsid="000fe6cc" officeooo:paragraph-rsid="000fe6cc"/>
    </style:style>
    <style:style style:name="P5" style:family="paragraph" style:parent-style-name="Standard">
      <style:text-properties style:text-underline-style="none" officeooo:rsid="001496c8" officeooo:paragraph-rsid="000fe6cc"/>
    </style:style>
    <style:style style:name="P6" style:family="paragraph" style:parent-style-name="Standard">
      <style:text-properties fo:font-style="normal" style:text-underline-style="none" officeooo:rsid="001a4ff3" officeooo:paragraph-rsid="001a4ff3" style:font-style-asian="normal" style:font-style-complex="normal"/>
    </style:style>
    <style:style style:name="P7" style:family="paragraph" style:parent-style-name="Standard">
      <style:text-properties style:text-underline-style="none" officeooo:rsid="0015ff6c" officeooo:paragraph-rsid="001496c8"/>
    </style:style>
    <style:style style:name="T1" style:family="text">
      <style:text-properties officeooo:rsid="001b7c2a"/>
    </style:style>
    <style:style style:name="T2" style:family="text">
      <style:text-properties officeooo:rsid="00201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th first search trees</text:p>
      <text:p text:style-name="P1">- Articulation points</text:p>
      <text:p text:style-name="P1">- DFS articulation trees</text:p>
      <text:p text:style-name="P1"/>
      <text:p text:style-name="P1">- TO find an articulation point using a dfs tree, we must incorporate “back edges” into our tree</text:p>
      <text:p text:style-name="P1">* A back edge is an edge in the graph</text:p>
      <text:p text:style-name="P1"/>
      <text:p text:style-name="P3">Articulation Point Algorithm</text:p>
      <text:p text:style-name="P3"/>
      <text:p text:style-name="P4">- Give each node an ID value based on the order that it was visired (start at ID#1 → root)</text:p>
      <text:p text:style-name="P4">- Next, find the lowest ID of the node that can be reaced by taking zero or more forward edges (solid lines) and up to one back edge (dotted line)<text:line-break/>- We represent this info as a fraction for convenience ID / LOW VALUE</text:p>
      <text:p text:style-name="P5">- A node is an articulation point:<text:span text:style-name="T2">\</text:span></text:p>
      <text:p text:style-name="P5"><text:s text:c="2"/>* At the root if and only if the root has two or more children</text:p>
      <text:p text:style-name="P5"><text:s text:c="2"/>* At all other nodes when the nodes childs LOW value <text:span text:style-name="T1">&gt;= is ID value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9:11:36.442512522</meta:creation-date>
    <dc:date>2018-04-11T12:57:06.538576205</dc:date>
    <meta:editing-duration>PT11H6M9S</meta:editing-duration>
    <meta:editing-cycles>13</meta:editing-cycles>
    <meta:generator>LibreOffice/6.0.2.1.0$Linux_X86_64 LibreOffice_project/00m0$Build-1</meta:generator>
    <meta:document-statistic meta:table-count="0" meta:image-count="0" meta:object-count="0" meta:page-count="1" meta:paragraph-count="11" meta:word-count="143" meta:character-count="704" meta:non-whitespace-character-count="568"/>
  </office:meta>
</office:document-meta>
</file>